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143.8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Error">
      <style:table-cell-properties fo:border-bottom="none" fo:border-left="0.06pt solid #ed1c24" fo:border-right="none" fo:border-top="0.06pt solid #ed1c24"/>
    </style:style>
    <style:style style:name="ce5" style:family="table-cell" style:parent-style-name="Default">
      <style:table-cell-properties fo:border-bottom="none" fo:border-left="0.06pt solid #ed1c24" fo:border-right="none" fo:border-top="none"/>
    </style:style>
    <style:style style:name="ce6" style:family="table-cell" style:parent-style-name="Default">
      <style:table-cell-properties fo:border-bottom="0.06pt solid #ed1c24" fo:border-left="0.06pt solid #ed1c24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ed1c24"/>
    </style:style>
    <style:style style:name="ce10" style:family="table-cell" style:parent-style-name="Default">
      <style:table-cell-properties fo:border-bottom="0.06pt solid #ed1c24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ed1c24" fo:border-top="0.06pt solid #ed1c24"/>
    </style:style>
    <style:style style:name="ce15" style:family="table-cell" style:parent-style-name="Good">
      <style:table-cell-properties fo:border-bottom="none" fo:border-left="none" fo:border-right="0.06pt solid #ed1c24" fo:border-top="none"/>
    </style:style>
    <style:style style:name="ce16" style:family="table-cell" style:parent-style-name="Good">
      <style:table-cell-properties fo:border-bottom="0.06pt solid #ed1c24" fo:border-left="none" fo:border-right="0.06pt solid #ed1c24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0pt" svg:y="409.58pt">
            <draw:object draw:notify-on-update-of-ranges="Sheet1.D1:Sheet1.D1 Sheet1.D5:Sheet1.D16 Sheet1.K1:Sheet1.K1 Sheet1.K5:Sheet1.K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6pt" svg:x="454.9pt" svg:y="412.61pt">
            <draw:object draw:notify-on-update-of-ranges="Sheet1.I1:Sheet1.I1 Sheet1.I5:Sheet1.I16 Sheet1.J1:Sheet1.J1 Sheet1.J5:Sheet1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38.07pt" svg:y="307.02pt">
            <draw:object draw:notify-on-update-of-ranges="Sheet1.I1:Sheet1.I1 Sheet1.I5:Sheet1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7" office:value-type="string" calcext:value-type="string">
            <text:p>Quarter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Moving Averages</text:p>
          </table:table-cell>
          <table:table-cell table:style-name="ce7" office:value-type="string" calcext:value-type="string">
            <text:p>CMA</text:p>
          </table:table-cell>
          <table:table-cell table:style-name="ce7" office:value-type="string" calcext:value-type="string">
            <text:p>Sn + ir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Deseasonalized Observations</text:p>
          </table:table-cell>
          <table:table-cell table:style-name="ce7" office:value-type="string" calcext:value-type="string">
            <text:p>tr</text:p>
          </table:table-cell>
          <table:table-cell table:style-name="ce11" office:value-type="string" calcext:value-type="string">
            <text:p>yh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^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r + cl</text:p>
          </table:table-cell>
          <table:table-cell office:value-type="string" calcext:value-type="string">
            <text:p>y-(tr+ cl)</text:p>
          </table:table-cell>
          <table:table-cell office:value-type="string" calcext:value-type="string">
            <text:p>Snbar-scaling</text:p>
          </table:table-cell>
          <table:table-cell office:value-type="string" calcext:value-type="string">
            <text:p>Y-sn</text:p>
          </table:table-cell>
          <table:table-cell office:value-type="string" calcext:value-type="string">
            <text:p>b_0+b_1t</text:p>
          </table:table-cell>
          <table:table-cell table:style-name="ce12" office:value-type="string" calcext:value-type="string">
            <text:p>Tr + sn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4]-[.$B$30]" office:value-type="float" office:value="-10.5" calcext:value-type="float">
            <text:p>-10.5</text:p>
          </table:table-cell>
          <table:table-cell table:formula="of:=[.D5]-[.H5]" office:value-type="float" office:value="30.5" calcext:value-type="float">
            <text:p>30.5</text:p>
          </table:table-cell>
          <table:table-cell table:formula="of:=[.$G$24]+[.$G$25]*[.C5]" office:value-type="float" office:value="30.0128205128205" calcext:value-type="float">
            <text:p>30.0128205128205</text:p>
          </table:table-cell>
          <table:table-cell table:formula="of:=[.J5]+[.H5]" office:value-type="float" office:value="19.5128205128205" calcext:value-type="float">
            <text:p>19.5128205128205</text:p>
          </table:table-cell>
          <table:table-cell table:formula="of:=[.D5]-[.K5]" office:value-type="float" office:value="0.487179487179489" calcext:value-type="float">
            <text:p>0.487179487179489</text:p>
          </table:table-cell>
          <table:table-cell table:formula="of:=[.L5]^2" office:value-type="float" office:value="0.23734385272847" calcext:value-type="float">
            <text:p>0.2373438527284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B25]-[.$B$30]" office:value-type="float" office:value="-4.5" calcext:value-type="float">
            <text:p>-4.5</text:p>
          </table:table-cell>
          <table:table-cell table:formula="of:=[.D6]-[.H6]" office:value-type="float" office:value="29.5" calcext:value-type="float">
            <text:p>29.5</text:p>
          </table:table-cell>
          <table:table-cell table:formula="of:=[.$G$24]+[.$G$25]*[.C6]" office:value-type="float" office:value="31.0407925407925" calcext:value-type="float">
            <text:p>31.0407925407925</text:p>
          </table:table-cell>
          <table:table-cell table:formula="of:=[.J6]+[.H6]" office:value-type="float" office:value="26.5407925407925" calcext:value-type="float">
            <text:p>26.5407925407925</text:p>
          </table:table-cell>
          <table:table-cell table:formula="of:=[.D6]-[.K6]" office:value-type="float" office:value="-1.54079254079254" calcext:value-type="float">
            <text:p>-1.54079254079254</text:p>
          </table:table-cell>
          <table:table-cell table:formula="of:=[.L6]^2" office:value-type="float" office:value="2.37404165376193" calcext:value-type="float">
            <text:p>2.3740416537619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AVERAGE([.D5:.D8])" office:value-type="float" office:value="31" calcext:value-type="float">
            <text:p>31</text:p>
          </table:table-cell>
          <table:table-cell table:formula="of:=AVERAGE([.E7:.E8])" office:value-type="float" office:value="32" calcext:value-type="float">
            <text:p>32</text:p>
          </table:table-cell>
          <table:table-cell table:formula="of:=[.D7]-[.F7]" office:value-type="float" office:value="3" calcext:value-type="float">
            <text:p>3</text:p>
          </table:table-cell>
          <table:table-cell table:formula="of:=[.B26]-[.$B$30]" office:value-type="float" office:value="4.5" calcext:value-type="float">
            <text:p>4.5</text:p>
          </table:table-cell>
          <table:table-cell table:formula="of:=[.D7]-[.H7]" office:value-type="float" office:value="30.5" calcext:value-type="float">
            <text:p>30.5</text:p>
          </table:table-cell>
          <table:table-cell table:formula="of:=[.$G$24]+[.$G$25]*[.C7]" office:value-type="float" office:value="32.0687645687646" calcext:value-type="float">
            <text:p>32.0687645687646</text:p>
          </table:table-cell>
          <table:table-cell table:formula="of:=[.J7]+[.H7]" office:value-type="float" office:value="36.5687645687646" calcext:value-type="float">
            <text:p>36.5687645687646</text:p>
          </table:table-cell>
          <table:table-cell table:formula="of:=[.D7]-[.K7]" office:value-type="float" office:value="-1.56876456876457" calcext:value-type="float">
            <text:p>-1.56876456876457</text:p>
          </table:table-cell>
          <table:table-cell table:formula="of:=[.L7]^2" office:value-type="float" office:value="2.46102227221109" calcext:value-type="float">
            <text:p>2.4610222722110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AVERAGE([.D6:.D9])" office:value-type="float" office:value="33" calcext:value-type="float">
            <text:p>33</text:p>
          </table:table-cell>
          <table:table-cell table:formula="of:=AVERAGE([.E8:.E9])" office:value-type="float" office:value="33.5" calcext:value-type="float">
            <text:p>33.5</text:p>
          </table:table-cell>
          <table:table-cell table:formula="of:=[.D8]-[.F8]" office:value-type="float" office:value="10.5" calcext:value-type="float">
            <text:p>10.5</text:p>
          </table:table-cell>
          <table:table-cell table:formula="of:=[.B27]-[.$B$30]" office:value-type="float" office:value="10.5" calcext:value-type="float">
            <text:p>10.5</text:p>
          </table:table-cell>
          <table:table-cell table:formula="of:=[.D8]-[.H8]" office:value-type="float" office:value="33.5" calcext:value-type="float">
            <text:p>33.5</text:p>
          </table:table-cell>
          <table:table-cell table:formula="of:=[.$G$24]+[.$G$25]*[.C8]" office:value-type="float" office:value="33.0967365967366" calcext:value-type="float">
            <text:p>33.0967365967366</text:p>
          </table:table-cell>
          <table:table-cell table:formula="of:=[.J8]+[.H8]" office:value-type="float" office:value="43.5967365967366" calcext:value-type="float">
            <text:p>43.5967365967366</text:p>
          </table:table-cell>
          <table:table-cell table:formula="of:=[.D8]-[.K8]" office:value-type="float" office:value="0.403263403263402" calcext:value-type="float">
            <text:p>0.403263403263402</text:p>
          </table:table-cell>
          <table:table-cell table:formula="of:=[.L8]^2" office:value-type="float" office:value="0.162621372411581" calcext:value-type="float">
            <text:p>0.16262137241158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AVERAGE([.D7:.D10])" office:value-type="float" office:value="34" calcext:value-type="float">
            <text:p>34</text:p>
          </table:table-cell>
          <table:table-cell table:formula="of:=AVERAGE([.E9:.E10])" office:value-type="float" office:value="35" calcext:value-type="float">
            <text:p>35</text:p>
          </table:table-cell>
          <table:table-cell table:formula="of:=[.D9]-[.F9]" office:value-type="float" office:value="-7" calcext:value-type="float">
            <text:p>-7</text:p>
          </table:table-cell>
          <table:table-cell table:formula="of:=[.B24]-[.$B$30]" office:value-type="float" office:value="-10.5" calcext:value-type="float">
            <text:p>-10.5</text:p>
          </table:table-cell>
          <table:table-cell table:formula="of:=[.D9]-[.H9]" office:value-type="float" office:value="38.5" calcext:value-type="float">
            <text:p>38.5</text:p>
          </table:table-cell>
          <table:table-cell table:formula="of:=[.$G$24]+[.$G$25]*[.C9]" office:value-type="float" office:value="34.1247086247086" calcext:value-type="float">
            <text:p>34.1247086247086</text:p>
          </table:table-cell>
          <table:table-cell table:formula="of:=[.J9]+[.H9]" office:value-type="float" office:value="23.6247086247086" calcext:value-type="float">
            <text:p>23.6247086247086</text:p>
          </table:table-cell>
          <table:table-cell table:formula="of:=[.D9]-[.K9]" office:value-type="float" office:value="4.37529137529138" calcext:value-type="float">
            <text:p>4.37529137529138</text:p>
          </table:table-cell>
          <table:table-cell table:formula="of:=[.L9]^2" office:value-type="float" office:value="19.1431746186991" calcext:value-type="float">
            <text:p>19.143174618699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AVERAGE([.D8:.D11])" office:value-type="float" office:value="36" calcext:value-type="float">
            <text:p>36</text:p>
          </table:table-cell>
          <table:table-cell table:formula="of:=AVERAGE([.E10:.E11])" office:value-type="float" office:value="36.5" calcext:value-type="float">
            <text:p>36.5</text:p>
          </table:table-cell>
          <table:table-cell table:formula="of:=[.D10]-[.F10]" office:value-type="float" office:value="-7.5" calcext:value-type="float">
            <text:p>-7.5</text:p>
          </table:table-cell>
          <table:table-cell table:formula="of:=[.B25]-[.$B$30]" office:value-type="float" office:value="-4.5" calcext:value-type="float">
            <text:p>-4.5</text:p>
          </table:table-cell>
          <table:table-cell table:formula="of:=[.D10]-[.H10]" office:value-type="float" office:value="33.5" calcext:value-type="float">
            <text:p>33.5</text:p>
          </table:table-cell>
          <table:table-cell table:formula="of:=[.$G$24]+[.$G$25]*[.C10]" office:value-type="float" office:value="35.1526806526806" calcext:value-type="float">
            <text:p>35.1526806526806</text:p>
          </table:table-cell>
          <table:table-cell table:formula="of:=[.J10]+[.H10]" office:value-type="float" office:value="30.6526806526807" calcext:value-type="float">
            <text:p>30.6526806526807</text:p>
          </table:table-cell>
          <table:table-cell table:formula="of:=[.D10]-[.K10]" office:value-type="float" office:value="-1.65268065268065" calcext:value-type="float">
            <text:p>-1.65268065268065</text:p>
          </table:table-cell>
          <table:table-cell table:formula="of:=[.L10]^2" office:value-type="float" office:value="2.73135333974494" calcext:value-type="float">
            <text:p>2.7313533397449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AVERAGE([.D9:.D12])" office:value-type="float" office:value="37" calcext:value-type="float">
            <text:p>37</text:p>
          </table:table-cell>
          <table:table-cell table:formula="of:=AVERAGE([.E11:.E12])" office:value-type="float" office:value="36.5" calcext:value-type="float">
            <text:p>36.5</text:p>
          </table:table-cell>
          <table:table-cell table:formula="of:=[.D11]-[.F11]" office:value-type="float" office:value="6.5" calcext:value-type="float">
            <text:p>6.5</text:p>
          </table:table-cell>
          <table:table-cell table:formula="of:=[.B26]-[.$B$30]" office:value-type="float" office:value="4.5" calcext:value-type="float">
            <text:p>4.5</text:p>
          </table:table-cell>
          <table:table-cell table:formula="of:=[.D11]-[.H11]" office:value-type="float" office:value="38.5" calcext:value-type="float">
            <text:p>38.5</text:p>
          </table:table-cell>
          <table:table-cell table:formula="of:=[.$G$24]+[.$G$25]*[.C11]" office:value-type="float" office:value="36.1806526806527" calcext:value-type="float">
            <text:p>36.1806526806527</text:p>
          </table:table-cell>
          <table:table-cell table:formula="of:=[.J11]+[.H11]" office:value-type="float" office:value="40.6806526806527" calcext:value-type="float">
            <text:p>40.6806526806527</text:p>
          </table:table-cell>
          <table:table-cell table:formula="of:=[.D11]-[.K11]" office:value-type="float" office:value="2.31934731934732" calcext:value-type="float">
            <text:p>2.31934731934732</text:p>
          </table:table-cell>
          <table:table-cell table:formula="of:=[.L11]^2" office:value-type="float" office:value="5.37937198776361" calcext:value-type="float">
            <text:p>5.3793719877636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AVERAGE([.D10:.D13])" office:value-type="float" office:value="36" calcext:value-type="float">
            <text:p>36</text:p>
          </table:table-cell>
          <table:table-cell table:formula="of:=AVERAGE([.E12:.E13])" office:value-type="float" office:value="37" calcext:value-type="float">
            <text:p>37</text:p>
          </table:table-cell>
          <table:table-cell table:formula="of:=[.D12]-[.F12]" office:value-type="float" office:value="11" calcext:value-type="float">
            <text:p>11</text:p>
          </table:table-cell>
          <table:table-cell table:formula="of:=[.B27]-[.$B$30]" office:value-type="float" office:value="10.5" calcext:value-type="float">
            <text:p>10.5</text:p>
          </table:table-cell>
          <table:table-cell table:formula="of:=[.D12]-[.H12]" office:value-type="float" office:value="37.5" calcext:value-type="float">
            <text:p>37.5</text:p>
          </table:table-cell>
          <table:table-cell table:formula="of:=[.$G$24]+[.$G$25]*[.C12]" office:value-type="float" office:value="37.2086247086247" calcext:value-type="float">
            <text:p>37.2086247086247</text:p>
          </table:table-cell>
          <table:table-cell table:formula="of:=[.J12]+[.H12]" office:value-type="float" office:value="47.7086247086247" calcext:value-type="float">
            <text:p>47.7086247086247</text:p>
          </table:table-cell>
          <table:table-cell table:formula="of:=[.D12]-[.K12]" office:value-type="float" office:value="0.291375291375289" calcext:value-type="float">
            <text:p>0.291375291375289</text:p>
          </table:table-cell>
          <table:table-cell table:formula="of:=[.L12]^2" office:value-type="float" office:value="0.0848995604240344" calcext:value-type="float">
            <text:p>0.08489956042403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AVERAGE([.D11:.D14])" office:value-type="float" office:value="38" calcext:value-type="float">
            <text:p>38</text:p>
          </table:table-cell>
          <table:table-cell table:formula="of:=AVERAGE([.E13:.E14])" office:value-type="float" office:value="37.5" calcext:value-type="float">
            <text:p>37.5</text:p>
          </table:table-cell>
          <table:table-cell table:formula="of:=[.D13]-[.F13]" office:value-type="float" office:value="-13.5" calcext:value-type="float">
            <text:p>-13.5</text:p>
          </table:table-cell>
          <table:table-cell table:formula="of:=[.B24]-[.$B$30]" office:value-type="float" office:value="-10.5" calcext:value-type="float">
            <text:p>-10.5</text:p>
          </table:table-cell>
          <table:table-cell table:formula="of:=[.D13]-[.H13]" office:value-type="float" office:value="34.5" calcext:value-type="float">
            <text:p>34.5</text:p>
          </table:table-cell>
          <table:table-cell table:formula="of:=[.$G$24]+[.$G$25]*[.C13]" office:value-type="float" office:value="38.2365967365967" calcext:value-type="float">
            <text:p>38.2365967365967</text:p>
          </table:table-cell>
          <table:table-cell table:formula="of:=[.J13]+[.H13]" office:value-type="float" office:value="27.7365967365967" calcext:value-type="float">
            <text:p>27.7365967365967</text:p>
          </table:table-cell>
          <table:table-cell table:formula="of:=[.D13]-[.K13]" office:value-type="float" office:value="-3.73659673659674" calcext:value-type="float">
            <text:p>-3.73659673659674</text:p>
          </table:table-cell>
          <table:table-cell table:formula="of:=[.L13]^2" office:value-type="float" office:value="13.9621551719454" calcext:value-type="float">
            <text:p>13.962155171945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AVERAGE([.D12:.D15])" office:value-type="float" office:value="37" calcext:value-type="float">
            <text:p>37</text:p>
          </table:table-cell>
          <table:table-cell table:formula="of:=AVERAGE([.E14:.E15])" office:value-type="float" office:value="38" calcext:value-type="float">
            <text:p>38</text:p>
          </table:table-cell>
          <table:table-cell table:formula="of:=[.D14]-[.F14]" office:value-type="float" office:value="-1" calcext:value-type="float">
            <text:p>-1</text:p>
          </table:table-cell>
          <table:table-cell table:formula="of:=[.B25]-[.$B$30]" office:value-type="float" office:value="-4.5" calcext:value-type="float">
            <text:p>-4.5</text:p>
          </table:table-cell>
          <table:table-cell table:formula="of:=[.D14]-[.H14]" office:value-type="float" office:value="41.5" calcext:value-type="float">
            <text:p>41.5</text:p>
          </table:table-cell>
          <table:table-cell table:formula="of:=[.$G$24]+[.$G$25]*[.C14]" office:value-type="float" office:value="39.2645687645688" calcext:value-type="float">
            <text:p>39.2645687645688</text:p>
          </table:table-cell>
          <table:table-cell table:formula="of:=[.J14]+[.H14]" office:value-type="float" office:value="34.7645687645688" calcext:value-type="float">
            <text:p>34.7645687645688</text:p>
          </table:table-cell>
          <table:table-cell table:formula="of:=[.D14]-[.K14]" office:value-type="float" office:value="2.23543123543124" calcext:value-type="float">
            <text:p>2.23543123543124</text:p>
          </table:table-cell>
          <table:table-cell table:formula="of:=[.L14]^2" office:value-type="float" office:value="4.99715280834162" calcext:value-type="float">
            <text:p>4.997152808341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AVERAGE([.D13:.D16])" office:value-type="float" office:value="39" calcext:value-type="float">
            <text:p>39</text:p>
          </table:table-cell>
          <table:table-cell table:number-columns-repeated="2"/>
          <table:table-cell table:formula="of:=[.B26]-[.$B$30]" office:value-type="float" office:value="4.5" calcext:value-type="float">
            <text:p>4.5</text:p>
          </table:table-cell>
          <table:table-cell table:formula="of:=[.D15]-[.H15]" office:value-type="float" office:value="34.5" calcext:value-type="float">
            <text:p>34.5</text:p>
          </table:table-cell>
          <table:table-cell table:formula="of:=[.$G$24]+[.$G$25]*[.C15]" office:value-type="float" office:value="40.2925407925408" calcext:value-type="float">
            <text:p>40.2925407925408</text:p>
          </table:table-cell>
          <table:table-cell table:formula="of:=[.J15]+[.H15]" office:value-type="float" office:value="44.7925407925408" calcext:value-type="float">
            <text:p>44.7925407925408</text:p>
          </table:table-cell>
          <table:table-cell table:formula="of:=[.D15]-[.K15]" office:value-type="float" office:value="-5.79254079254079" calcext:value-type="float">
            <text:p>-5.79254079254079</text:p>
          </table:table-cell>
          <table:table-cell table:formula="of:=[.L15]^2" office:value-type="float" office:value="33.5535288332491" calcext:value-type="float">
            <text:p>33.553528833249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8" table:number-columns-repeated="3"/>
          <table:table-cell table:style-name="ce8" table:formula="of:=[.B27]-[.$B$30]" office:value-type="float" office:value="10.5" calcext:value-type="float">
            <text:p>10.5</text:p>
          </table:table-cell>
          <table:table-cell table:style-name="ce8" table:formula="of:=[.D16]-[.H16]" office:value-type="float" office:value="45.5" calcext:value-type="float">
            <text:p>45.5</text:p>
          </table:table-cell>
          <table:table-cell table:style-name="ce8" table:formula="of:=[.$G$24]+[.$G$25]*[.C16]" office:value-type="float" office:value="41.3205128205128" calcext:value-type="float">
            <text:p>41.3205128205128</text:p>
          </table:table-cell>
          <table:table-cell table:formula="of:=[.J16]+[.H16]" office:value-type="float" office:value="51.8205128205128" calcext:value-type="float">
            <text:p>51.8205128205128</text:p>
          </table:table-cell>
          <table:table-cell table:formula="of:=[.D16]-[.K16]" office:value-type="float" office:value="4.17948717948718" calcext:value-type="float">
            <text:p>4.17948717948718</text:p>
          </table:table-cell>
          <table:table-cell table:formula="of:=[.L16]^2" office:value-type="float" office:value="17.4681130834977" calcext:value-type="float">
            <text:p>17.468113083497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Forecasts</text:p>
          </table:table-cell>
          <table:table-cell table:style-name="ce9" table:number-columns-repeated="9"/>
          <table:table-cell table:style-name="ce14"/>
          <table:table-cell table:style-name="Accent_20_1" office:value-type="string" calcext:value-type="string">
            <text:p>SSE:</text:p>
          </table:table-cell>
          <table:table-cell table:style-name="Accent_20_1" table:formula="of:=SUM([.M5:.M16])" office:value-type="float" office:value="102.554778554779" calcext:value-type="float">
            <text:p>102.554778554779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[.B24]-[.$B$30]" office:value-type="float" office:value="-10.5" calcext:value-type="float">
            <text:p>-10.5</text:p>
          </table:table-cell>
          <table:table-cell/>
          <table:table-cell table:formula="of:=[.$G$24]+[.$G$25]*[.C18]" office:value-type="float" office:value="42.3484848484848" calcext:value-type="float">
            <text:p>42.3484848484848</text:p>
          </table:table-cell>
          <table:table-cell table:style-name="ce15" table:formula="of:=[.J18]+[.H18]" office:value-type="float" office:value="31.8484848484848" calcext:value-type="float">
            <text:p>31.8484848484848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B25]-[.$B$30]" office:value-type="float" office:value="-4.5" calcext:value-type="float">
            <text:p>-4.5</text:p>
          </table:table-cell>
          <table:table-cell/>
          <table:table-cell table:formula="of:=[.$G$24]+[.$G$25]*[.C19]" office:value-type="float" office:value="43.3764568764569" calcext:value-type="float">
            <text:p>43.3764568764569</text:p>
          </table:table-cell>
          <table:table-cell table:style-name="ce15" table:formula="of:=[.J19]+[.H19]" office:value-type="float" office:value="38.8764568764569" calcext:value-type="float">
            <text:p>38.8764568764569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[.B26]-[.$B$30]" office:value-type="float" office:value="4.5" calcext:value-type="float">
            <text:p>4.5</text:p>
          </table:table-cell>
          <table:table-cell/>
          <table:table-cell table:formula="of:=[.$G$24]+[.$G$25]*[.C20]" office:value-type="float" office:value="44.4044289044289" calcext:value-type="float">
            <text:p>44.4044289044289</text:p>
          </table:table-cell>
          <table:table-cell table:style-name="ce15" table:formula="of:=[.J20]+[.H20]" office:value-type="float" office:value="48.9044289044289" calcext:value-type="float">
            <text:p>48.9044289044289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4"/>
          <table:table-cell table:style-name="ce10" table:formula="of:=[.B27]-[.$B$30]" office:value-type="float" office:value="10.5" calcext:value-type="float">
            <text:p>10.5</text:p>
          </table:table-cell>
          <table:table-cell table:style-name="ce10"/>
          <table:table-cell table:style-name="ce10" table:formula="of:=[.$G$24]+[.$G$25]*[.C21]" office:value-type="float" office:value="45.4324009324009" calcext:value-type="float">
            <text:p>45.4324009324009</text:p>
          </table:table-cell>
          <table:table-cell table:style-name="ce16" table:formula="of:=[.J21]+[.H21]" office:value-type="float" office:value="55.9324009324009" calcext:value-type="float">
            <text:p>55.9324009324009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Linear Model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nq1 bar</text:p>
          </table:table-cell>
          <table:table-cell table:style-name="ce11" table:formula="of:=AVERAGE([.G9];[.G13])" office:value-type="float" office:value="-10.25" calcext:value-type="float">
            <text:p>-10.25</text:p>
          </table:table-cell>
          <table:table-cell table:number-columns-repeated="2"/>
          <table:table-cell office:value-type="string" calcext:value-type="string">
            <text:p>dt=b_0+b_1t</text:p>
          </table:table-cell>
          <table:table-cell office:value-type="string" calcext:value-type="string">
            <text:p>Intercept:</text:p>
          </table:table-cell>
          <table:table-cell table:formula="of:=INTERCEPT([.I5:.I16];[.C5:.C16])" office:value-type="float" office:value="28.9848484848485" calcext:value-type="float">
            <text:p>28.9848484848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q2 bar</text:p>
          </table:table-cell>
          <table:table-cell table:style-name="ce12" table:formula="of:=AVERAGE([.G10];[.G14])" office:value-type="float" office:value="-4.25" calcext:value-type="float">
            <text:p>-4.25</text:p>
          </table:table-cell>
          <table:table-cell table:number-columns-repeated="3"/>
          <table:table-cell office:value-type="string" calcext:value-type="string">
            <text:p>Slope:</text:p>
          </table:table-cell>
          <table:table-cell table:formula="of:=SLOPE([.I5:.I16];[.C5:.C16])" office:value-type="float" office:value="1.02797202797203" calcext:value-type="float">
            <text:p>1.02797202797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q3 bar</text:p>
          </table:table-cell>
          <table:table-cell table:style-name="ce12" table:formula="of:=AVERAGE([.G7];[.G11])" office:value-type="float" office:value="4.75" calcext:value-type="float">
            <text:p>4.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nq4 bar</text:p>
          </table:table-cell>
          <table:table-cell table:style-name="ce13" table:formula="of:=AVERAGE([.G8];[.G12])" office:value-type="float" office:value="10.75" calcext:value-type="float">
            <text:p>10.75</text:p>
          </table:table-cell>
          <table:table-cell table:number-columns-repeated="1022"/>
        </table:table-row>
        <table:table-row table:style-name="ro1">
          <table:table-cell table:style-name="Default"/>
          <table:table-cell table:formula="of:=SUM([.B24:.B27]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caling factor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um(sn bar)/L</text:p>
          </table:table-cell>
          <table:table-cell table:formula="of:=[.B28]/4" office:value-type="float" office:value="0.25" calcext:value-type="float">
            <text:p>0.2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3:51:46.377280178</meta:creation-date>
    <dc:date>2018-12-13T07:42:00.700997196</dc:date>
    <meta:editing-duration>PT2H17M55S</meta:editing-duration>
    <meta:editing-cycles>2</meta:editing-cycles>
    <meta:generator>LibreOffice/6.0.6.2$Linux_X86_64 LibreOffice_project/00m0$Build-2</meta:generator>
    <meta:document-statistic meta:table-count="1" meta:cell-count="1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87cm" svg:y="0.316cm" chart:style-name="ch2">
          <text:p>Additive Decomposition</text:p>
        </chart:title>
        <chart:legend chart:legend-position="end" svg:x="13.993cm" svg:y="3.954cm" style:legend-expansion="high" chart:style-name="ch3"/>
        <chart:plot-area chart:style-name="ch4" table:cell-range-address="Sheet1.D1:Sheet1.D1 Sheet1.D5:Sheet1.D16 Sheet1.K1:Sheet1.K1 Sheet1.K5:Sheet1.K16" chart:data-source-has-labels="row" svg:x="1.33cm" svg:y="1.275cm" svg:width="12.344cm" svg:height="6.569cm">
          <chartooo:coordinate-region svg:x="1.951cm" svg:y="1.474cm" svg:width="11.536cm" svg:height="5.723cm"/>
          <chart:axis chart:dimension="x" chart:name="primary-x" chart:style-name="ch5">
            <chart:title svg:x="6.968cm" svg:y="8.024cm" chart:style-name="ch6">
              <text:p>Time, t</text:p>
            </chart:title>
          </chart:axis>
          <chart:axis chart:dimension="y" chart:name="primary-y" chart:style-name="ch5">
            <chart:title svg:x="0.451cm" svg:y="5.185cm" chart:style-name="ch7">
              <text:p>Sales, y</text:p>
            </chart:title>
            <chart:grid chart:style-name="ch8" chart:class="major"/>
          </chart:axis>
          <chart:series chart:style-name="ch9" chart:values-cell-range-address="Sheet1.D5:Sheet1.D16" chart:label-cell-address="Sheet1.D1:Sheet1.D1" chart:class="chart:line">
            <chart:data-point chart:repeated="12"/>
          </chart:series>
          <chart:series chart:style-name="ch10" chart:values-cell-range-address="Sheet1.K5:Sheet1.K16" chart:label-cell-address="Sheet1.K1:Sheet1.K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yhat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D5:Sheet1.D16</svg:desc>
                </draw:g>
              </table:table-cell>
              <table:table-cell office:value-type="float" office:value="19.5128205128205">
                <text:p>19.5128205128205</text:p>
                <draw:g>
                  <svg:desc>Sheet1.K5:Sheet1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6.5407925407925">
                <text:p>26.5407925407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36.5687645687646">
                <text:p>36.5687645687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3.5967365967366">
                <text:p>43.5967365967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23.6247086247086">
                <text:p>23.6247086247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30.6526806526807">
                <text:p>30.6526806526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40.6806526806527">
                <text:p>40.6806526806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7.7086247086247">
                <text:p>47.7086247086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7.7365967365967">
                <text:p>27.7365967365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4.7645687645688">
                <text:p>34.7645687645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44.7925407925408">
                <text:p>44.7925407925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51.8205128205128">
                <text:p>51.8205128205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3.523cm" svg:y="0.316cm" chart:style-name="ch2">
          <text:p>Deseasonalized Data and Linear Regression</text:p>
        </chart:title>
        <chart:legend svg:x="7.231cm" svg:y="5.089cm" style:legend-expansion="custom" chartooo:width="5.711cm" chartooo:height="0.447cm" style:legend-expansion-aspect-ratio="12.7762863534676" chart:style-name="ch3"/>
        <chart:plot-area chart:style-name="ch4" table:cell-range-address="Sheet1.I1:Sheet1.J1 Sheet1.I5:Sheet1.J16" chart:data-source-has-labels="row" svg:x="1.33cm" svg:y="1.275cm" svg:width="14.348cm" svg:height="6.57cm">
          <chartooo:coordinate-region svg:x="1.951cm" svg:y="1.474cm" svg:width="13.54cm" svg:height="5.724cm"/>
          <chart:axis chart:dimension="x" chart:name="primary-x" chart:style-name="ch5">
            <chart:title svg:x="7.97cm" svg:y="8.025cm" chart:style-name="ch6">
              <text:p>Time, t</text:p>
            </chart:title>
          </chart:axis>
          <chart:axis chart:dimension="y" chart:name="primary-y" chart:style-name="ch5">
            <chart:title svg:x="0.451cm" svg:y="6.244cm" chart:style-name="ch7">
              <text:p>Deseasonalized Sales</text:p>
            </chart:title>
            <chart:grid chart:style-name="ch8" chart:class="major"/>
          </chart:axis>
          <chart:series chart:style-name="ch9" chart:values-cell-range-address="Sheet1.I5:Sheet1.I16" chart:label-cell-address="Sheet1.I1:Sheet1.I1" chart:class="chart:line">
            <chart:data-point chart:repeated="12"/>
          </chart:series>
          <chart:series chart:style-name="ch10" chart:values-cell-range-address="Sheet1.J5:Sheet1.J16" chart:label-cell-address="Sheet1.J1:Sheet1.J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easonalized Observations</text:p>
                <draw:g>
                  <svg:desc>Sheet1.I1:Sheet1.I1</svg:desc>
                </draw:g>
              </table:table-cell>
              <table:table-cell office:value-type="string">
                <text:p>tr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">
                <text:p>30.5</text:p>
                <draw:g>
                  <svg:desc>Sheet1.I5:Sheet1.I16</svg:desc>
                </draw:g>
              </table:table-cell>
              <table:table-cell office:value-type="float" office:value="30.0128205128205">
                <text:p>30.0128205128205</text:p>
                <draw:g>
                  <svg:desc>Sheet1.J5:Sheet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5">
                <text:p>29.5</text:p>
              </table:table-cell>
              <table:table-cell office:value-type="float" office:value="31.0407925407925">
                <text:p>31.0407925407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">
                <text:p>30.5</text:p>
              </table:table-cell>
              <table:table-cell office:value-type="float" office:value="32.0687645687646">
                <text:p>32.0687645687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">
                <text:p>33.5</text:p>
              </table:table-cell>
              <table:table-cell office:value-type="float" office:value="33.0967365967366">
                <text:p>33.0967365967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5">
                <text:p>38.5</text:p>
              </table:table-cell>
              <table:table-cell office:value-type="float" office:value="34.1247086247086">
                <text:p>34.1247086247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">
                <text:p>33.5</text:p>
              </table:table-cell>
              <table:table-cell office:value-type="float" office:value="35.1526806526806">
                <text:p>35.1526806526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5">
                <text:p>38.5</text:p>
              </table:table-cell>
              <table:table-cell office:value-type="float" office:value="36.1806526806527">
                <text:p>36.1806526806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37.2086247086247">
                <text:p>37.2086247086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5">
                <text:p>34.5</text:p>
              </table:table-cell>
              <table:table-cell office:value-type="float" office:value="38.2365967365967">
                <text:p>38.2365967365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">
                <text:p>41.5</text:p>
              </table:table-cell>
              <table:table-cell office:value-type="float" office:value="39.2645687645688">
                <text:p>39.2645687645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5">
                <text:p>34.5</text:p>
              </table:table-cell>
              <table:table-cell office:value-type="float" office:value="40.2925407925408">
                <text:p>40.2925407925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">
                <text:p>45.5</text:p>
              </table:table-cell>
              <table:table-cell office:value-type="float" office:value="41.3205128205128">
                <text:p>41.3205128205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Deseasonalized Observations over Time</text:p>
        </chart:title>
        <chart:legend svg:x="9.04cm" svg:y="3.998cm" style:legend-expansion="custom" chartooo:width="4.197cm" chartooo:height="1.464cm" style:legend-expansion-aspect-ratio="2.86680327868852" chart:style-name="ch3"/>
        <chart:plot-area chart:style-name="ch4" table:cell-range-address="Sheet1.I1:Sheet1.I1 Sheet1.I5:Sheet1.I16" chart:data-source-has-labels="row" svg:x="1.331cm" svg:y="1.275cm" svg:width="14.349cm" svg:height="6.564cm">
          <chartooo:coordinate-region svg:x="1.952cm" svg:y="1.474cm" svg:width="13.541cm" svg:height="5.718cm"/>
          <chart:axis chart:dimension="x" chart:name="primary-x" chart:style-name="ch5">
            <chart:title svg:x="7.971cm" svg:y="8.019cm" chart:style-name="ch6">
              <text:p>Time, t</text:p>
            </chart:title>
          </chart:axis>
          <chart:axis chart:dimension="y" chart:name="primary-y" chart:style-name="ch5">
            <chart:title svg:x="0.451cm" svg:y="4.905cm" chart:style-name="ch7">
              <text:p>y/sn</text:p>
            </chart:title>
            <chart:grid chart:style-name="ch8" chart:class="major"/>
          </chart:axis>
          <chart:series chart:style-name="ch9" chart:values-cell-range-address="Sheet1.I5:Sheet1.I16" chart:label-cell-address="Sheet1.I1:Sheet1.I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easonalized Observation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">
                <text:p>30.5</text:p>
                <draw:g>
                  <svg:desc>Sheet1.I5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">
                <text:p>45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